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, 'Helvetica Neue', museo-san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rime of the ancient Mariner (pg. 196)</text:p>
      <text:p text:style-name="P2"/>
      <text:p text:style-name="P2"/>
      <text:p text:style-name="P3"/>
      <text:p text:style-name="Standard"/>
      <text:p text:style-name="Standard">First published: <text:s/>1798 in Lyrical ballads</text:p>
      <text:p text:style-name="Standard">Fictional time: late medieval period</text:p>
      <text:p text:style-name="P1">Literary genre: Poem (quatrains and rhymed)</text:p>
      <text:p text:style-name="Standard">Type of plot: Ballad / Fantasy</text:p>
      <text:p text:style-name="Standard">Setting: A voyage around the Horn into the Pacific.</text:p>
      <text:p text:style-name="Standard"/>
      <text:p text:style-name="Standard">Abnormal intrudes <text:span text:style-name="T1">violenty</text:span> into social normality</text:p>
      <text:p text:style-name="Standard"/>
      <text:p text:style-name="Standard">It's divided in 7 parts.</text:p>
      <text:p text:style-name="Standard">It's a dialog between the Mariner and the wedding-guest.</text:p>
      <text:p text:style-name="Standard">Mariner forced him to listen his story with his glittering eye.</text:p>
      <text:p text:style-name="Standard"/>
      <text:p text:style-name="P5"><text:span text:style-name="T2">An ancient Mariner meets three guests that were coming to a wedding, he stopped one of them and forced him with his glittering eye to listen his story.</text:span> </text:p>
      <text:p text:style-name="P5">While his ship sailing, suddenly appears an Albatross. The Mariner killed it without any reason.</text:p>
      <text:p text:style-name="P5">The crew accused the mariner and they hung the corpse on his neck.</text:p>
      <text:p text:style-name="P5">Suddenly appears a ghost ship, on the board there were <text:span text:style-name="T1">the Death</text:span> and <text:span text:style-name="T1">the Life in Death</text:span> that were playing with dice. The Death won the crew of the Mariner, while the Life in Death won the Mariner, the only surviv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, 'Helvetica Neue', museo-san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2M8S</meta:editing-duration>
    <meta:editing-cycles>7</meta:editing-cycles>
    <meta:generator>OpenOffice/4.1.3$Win32 OpenOffice.org_project/413m1$Build-9783</meta:generator>
    <dc:date>2017-10-17T22:57:21.19</dc:date>
    <dc:creator>Cristian Borelli</dc:creator>
    <meta:document-statistic meta:table-count="0" meta:image-count="0" meta:object-count="0" meta:page-count="1" meta:paragraph-count="14" meta:word-count="168" meta:character-count="961"/>
    <meta:user-defined meta:name="Info 1"/>
    <meta:user-defined meta:name="Info 2"/>
    <meta:user-defined meta:name="Info 3"/>
    <meta:user-defined meta:name="Info 4"/>
  </office:meta>
</office:document-meta>
</file>